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officeooo:rsid="00113dce" officeooo:paragraph-rsid="00113dc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2eb38" officeooo:paragraph-rsid="0012eb38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3ff73" officeooo:paragraph-rsid="0013ff73"/>
    </style:style>
    <style:style style:name="P4" style:family="paragraph" style:parent-style-name="Text_20_body" style:list-style-name="L1">
      <style:text-properties officeooo:rsid="00113dce" officeooo:paragraph-rsid="00113dce"/>
    </style:style>
    <style:style style:name="P5" style:family="paragraph" style:parent-style-name="Text_20_body" style:list-style-name="L2">
      <style:text-properties officeooo:rsid="00113dce" officeooo:paragraph-rsid="00113dce"/>
    </style:style>
    <style:style style:name="P6" style:family="paragraph" style:parent-style-name="Text_20_body" style:list-style-name="L2">
      <style:text-properties officeooo:rsid="00113dce" officeooo:paragraph-rsid="00198086"/>
    </style:style>
    <style:style style:name="P7" style:family="paragraph" style:parent-style-name="Text_20_body" style:list-style-name="L2">
      <style:text-properties officeooo:rsid="00113dce" officeooo:paragraph-rsid="001a982f"/>
    </style:style>
    <style:style style:name="P8" style:family="paragraph" style:parent-style-name="Text_20_body" style:list-style-name="L2">
      <style:text-properties officeooo:paragraph-rsid="00176dd4"/>
    </style:style>
    <style:style style:name="P9" style:family="paragraph" style:parent-style-name="Text_20_body" style:list-style-name="L2">
      <style:text-properties officeooo:rsid="001653fd" officeooo:paragraph-rsid="00198086"/>
    </style:style>
    <style:style style:name="P10" style:family="paragraph" style:parent-style-name="Text_20_body" style:list-style-name="L2">
      <style:text-properties officeooo:rsid="0012eb38" officeooo:paragraph-rsid="0012eb38"/>
    </style:style>
    <style:style style:name="P11" style:family="paragraph" style:parent-style-name="Text_20_body" style:list-style-name="L2">
      <style:text-properties officeooo:rsid="00176dd4" officeooo:paragraph-rsid="00176dd4"/>
    </style:style>
    <style:style style:name="P12" style:family="paragraph" style:parent-style-name="Text_20_body" style:list-style-name="L2">
      <style:text-properties officeooo:rsid="00198086" officeooo:paragraph-rsid="00198086"/>
    </style:style>
    <style:style style:name="P13" style:family="paragraph" style:parent-style-name="Text_20_body" style:list-style-name="L2">
      <style:text-properties officeooo:rsid="001a982f" officeooo:paragraph-rsid="001a982f"/>
    </style:style>
    <style:style style:name="P14" style:family="paragraph" style:parent-style-name="Heading_20_1">
      <style:text-properties officeooo:rsid="00113dce" officeooo:paragraph-rsid="00113dce"/>
    </style:style>
    <style:style style:name="T1" style:family="text">
      <style:text-properties officeooo:rsid="0004e254"/>
    </style:style>
    <style:style style:name="T2" style:family="text">
      <style:text-properties officeooo:rsid="00113dce"/>
    </style:style>
    <style:style style:name="T3" style:family="text">
      <style:text-properties officeooo:rsid="0012eb38"/>
    </style:style>
    <style:style style:name="T4" style:family="text">
      <style:text-properties officeooo:rsid="0013ff73"/>
    </style:style>
    <style:style style:name="T5" style:family="text">
      <style:text-properties officeooo:rsid="00153d1c"/>
    </style:style>
    <style:style style:name="T6" style:family="text">
      <style:text-properties officeooo:rsid="00198086"/>
    </style:style>
    <style:style style:name="T7" style:family="text">
      <style:text-properties officeooo:rsid="001a98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Feature</text:span> Specification 1.0</text:p>
      <text:p text:style-name="Text_20_body">Webbasierter Produktkonfigurator für den <text:span text:style-name="T1">mittelständischen M</text:span>aschinenbau (Sell To Order)</text:p>
      <text:h text:style-name="P14" text:outline-level="1">Modell</text:h>
      <text:p text:style-name="P1"><text:span text:style-name="T4">opts_</text:span>available</text:p>
      <text:p text:style-name="P1"><text:tab/>.packaged_goods <text:span text:style-name="T3">[ </text:span>{ id, name, <text:span text:style-name="T3">hygienic, image } ]</text:span></text:p>
      <text:p text:style-name="P1"><text:tab/>.package<text:span text:style-name="T3">_</text:span>types</text:p>
      <text:p text:style-name="P2"><text:tab/>.machine_types</text:p>
      <text:p text:style-name="P2"><text:tab/>.machine_options</text:p>
      <text:p text:style-name="P3"><text:tab/>.paths { images, }</text:p>
      <text:p text:style-name="P1"/>
      <text:p text:style-name="P1"><text:span text:style-name="T4">opts_</text:span>selected</text:p>
      <text:p text:style-name="P1"><text:tab/>.packaged_goods <text:span text:style-name="T3">[ id ]</text:span></text:p>
      <text:p text:style-name="P2"><text:tab/>.package_types [ id ]</text:p>
      <text:p text:style-name="P2"><text:tab/>.machine_types [ id ]</text:p>
      <text:p text:style-name="P2"><text:tab/>.machine_options [ { id, number } ]</text:p>
      <text:p text:style-name="P2"/>
      <text:p text:style-name="P2">configurations [ { id, selected } ]</text:p>
      <text:h text:style-name="P14" text:outline-level="1">Routes</text:h>
      <text:h text:style-name="Heading_20_3" text:outline-level="3">Basis<text:span text:style-name="T7"> (Landing Page)</text:span></text:h>
      <text:list xml:id="list1468514217" text:style-name="L1">
        <text:list-item>
          <text:p text:style-name="P4">GET / show index</text:p>
        </text:list-item>
      </text:list>
      <text:h text:style-name="Heading_20_3" text:outline-level="3">Configuration<text:span text:style-name="T3">s</text:span></text:h>
      <text:list xml:id="list3062998649" text:style-name="L2">
        <text:list-item>
          <text:p text:style-name="P5">I<text:span text:style-name="T6">NDEX</text:span>: GET /configurations</text:p>
          <text:list>
            <text:list-item>
              <text:p text:style-name="P5">Auflisten aller vorhandenen Konfigurationen</text:p>
            </text:list-item>
          </text:list>
        </text:list-item>
        <text:list-item>
          <text:p text:style-name="P6">N<text:span text:style-name="T6">EW</text:span>: GET /configurations/new</text:p>
          <text:list>
            <text:list-item>
              <text:p text:style-name="P12">Server: render Konfigurations-Template (wie SHOW)</text:p>
            </text:list-item>
            <text:list-item>
              <text:p text:style-name="P12">Anzeige verfügbare Optionen</text:p>
            </text:list-item>
            <text:list-item>
              <text:p text:style-name="P12">noch keine Optionen selektiert</text:p>
            </text:list-item>
          </text:list>
        </text:list-item>
        <text:list-item>
          <text:p text:style-name="P9">C<text:span text:style-name="T6">REATE</text:span>: POST /configurations</text:p>
          <text:list>
            <text:list-item>
              <text:p text:style-name="P12">erzeugt die mit NEW bearbeitete Konfiguration im Server</text:p>
            </text:list-item>
            <text:list-item>
              <text:p text:style-name="P13">Redirekt SHOW</text:p>
            </text:list-item>
          </text:list>
        </text:list-item>
        <text:list-item>
          <text:p text:style-name="P5">S<text:span text:style-name="T6">HOW</text:span>: GET /configurations/:id</text:p>
          <text:list>
            <text:list-item>
              <text:p text:style-name="P6"><text:span text:style-name="T6">Server: render Konfigurations-Template (nicht änderbar)</text:span></text:p>
            </text:list-item>
            <text:list-item>
              <text:p text:style-name="P6"><text:soft-page-break/>Anzeige verfügbare Optionen (available)</text:p>
            </text:list-item>
            <text:list-item>
              <text:p text:style-name="P5">Anzeige davon selektierter Optionen (selected)</text:p>
            </text:list-item>
            <text:list-item>
              <text:p text:style-name="P13">Anchor-Tag Ändern --&gt; EDIT Route</text:p>
            </text:list-item>
          </text:list>
        </text:list-item>
        <text:list-item>
          <text:p text:style-name="P12">EDIT: GET /configurations/:id/edit</text:p>
          <text:list>
            <text:list-item>
              <text:p text:style-name="P7"><text:span text:style-name="T6">Server: render Konfigurations-Template (änderbar)</text:span></text:p>
            </text:list-item>
          </text:list>
        </text:list-item>
        <text:list-item>
          <text:p text:style-name="P10"><text:span text:style-name="T6">UPDATE</text:span>: <text:span text:style-name="T5">POST</text:span> /configurations/:id</text:p>
          <text:list>
            <text:list-item>
              <text:p text:style-name="P8"><text:span text:style-name="T7">aktualisiert die mit EDIT geänderte Konfiguration im Server</text:span></text:p>
            </text:list-item>
            <text:list-item>
              <text:p text:style-name="P11"><text:span text:style-name="T7">Redirekt SHOW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4pt" fo:font-weight="bold" style:font-size-asian="28pt" style:font-weight-asian="bold" style:font-size-complex="28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20-04-27T23:50:17.318007622</dc:date>
    <dc:creator>Holger Grzonka</dc:creator>
    <meta:editing-duration>PT3H39M9S</meta:editing-duration>
    <meta:editing-cycles>12</meta:editing-cycles>
    <meta:document-statistic meta:table-count="0" meta:image-count="0" meta:object-count="0" meta:page-count="2" meta:paragraph-count="38" meta:word-count="164" meta:character-count="1162" meta:non-whitespace-character-count="1048"/>
  </office:meta>
</office:document-meta>
</file>